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ffects_of_base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centration</text:p>
          </table:table-cell>
          <table:table-cell office:value-type="string" calcext:value-type="string">
            <text:p>Use of Intercept Error</text:p>
          </table:table-cell>
          <table:table-cell office:value-type="string" calcext:value-type="string">
            <text:p>Use of Slope Error</text:p>
          </table:table-cell>
          <table:table-cell office:value-type="string" calcext:value-type="string">
            <text:p>Num Absorbed</text:p>
          </table:table-cell>
          <table:table-cell office:value-type="string" calcext:value-type="string">
            <text:p>Num emitted</text:p>
          </table:table-cell>
          <table:table-cell office:value-type="string" calcext:value-type="string">
            <text:p>QY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9103.801" calcext:value-type="float">
            <text:p>129103.801</text:p>
          </table:table-cell>
          <table:table-cell office:value-type="float" office:value="140502.492" calcext:value-type="float">
            <text:p>140502.492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51162.311" calcext:value-type="float">
            <text:p>151162.311</text:p>
          </table:table-cell>
          <table:table-cell office:value-type="float" office:value="174897.622" calcext:value-type="float">
            <text:p>174897.622</text:p>
          </table:table-cell>
          <table:table-cell office:value-type="float" office:value="1.157" calcext:value-type="float">
            <text:p>1.157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40604.2" calcext:value-type="float">
            <text:p>140604.2</text:p>
          </table:table-cell>
          <table:table-cell office:value-type="float" office:value="153599.554" calcext:value-type="float">
            <text:p>153599.554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us</text:p>
          </table:table-cell>
          <table:table-cell office:value-type="float" office:value="129614.576" calcext:value-type="float">
            <text:p>129614.576</text:p>
          </table:table-cell>
          <table:table-cell office:value-type="float" office:value="134204.585" calcext:value-type="float">
            <text:p>134204.585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us</text:p>
          </table:table-cell>
          <table:table-cell office:value-type="float" office:value="151755.786" calcext:value-type="float">
            <text:p>151755.786</text:p>
          </table:table-cell>
          <table:table-cell office:value-type="float" office:value="167592.375" calcext:value-type="float">
            <text:p>167592.375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us</text:p>
          </table:table-cell>
          <table:table-cell office:value-type="float" office:value="141230.374" calcext:value-type="float">
            <text:p>141230.374</text:p>
          </table:table-cell>
          <table:table-cell office:value-type="float" office:value="145883.967" calcext:value-type="float">
            <text:p>145883.967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us</text:p>
          </table:table-cell>
          <table:table-cell office:value-type="float" office:value="128593.027" calcext:value-type="float">
            <text:p>128593.027</text:p>
          </table:table-cell>
          <table:table-cell office:value-type="float" office:value="146800.399" calcext:value-type="float">
            <text:p>146800.399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us</text:p>
          </table:table-cell>
          <table:table-cell office:value-type="float" office:value="150568.836" calcext:value-type="float">
            <text:p>150568.836</text:p>
          </table:table-cell>
          <table:table-cell office:value-type="float" office:value="182202.869" calcext:value-type="float">
            <text:p>182202.86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us</text:p>
          </table:table-cell>
          <table:table-cell office:value-type="float" office:value="139978.027" calcext:value-type="float">
            <text:p>139978.027</text:p>
          </table:table-cell>
          <table:table-cell office:value-type="float" office:value="161315.141" calcext:value-type="float">
            <text:p>161315.141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none</text:p>
          </table:table-cell>
          <table:table-cell office:value-type="float" office:value="130081.954" calcext:value-type="float">
            <text:p>130081.954</text:p>
          </table:table-cell>
          <table:table-cell office:value-type="float" office:value="132506.526" calcext:value-type="float">
            <text:p>132506.52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none</text:p>
          </table:table-cell>
          <table:table-cell office:value-type="float" office:value="152277.983" calcext:value-type="float">
            <text:p>152277.983</text:p>
          </table:table-cell>
          <table:table-cell office:value-type="float" office:value="165790.07" calcext:value-type="float">
            <text:p>165790.07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none</text:p>
          </table:table-cell>
          <table:table-cell office:value-type="float" office:value="141774.286" calcext:value-type="float">
            <text:p>141774.286</text:p>
          </table:table-cell>
          <table:table-cell office:value-type="float" office:value="144039.043" calcext:value-type="float">
            <text:p>144039.04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table:number-columns-repeated="2" office:value-type="string" calcext:value-type="string">
            <text:p>plus</text:p>
          </table:table-cell>
          <table:table-cell office:value-type="float" office:value="130592.728" calcext:value-type="float">
            <text:p>130592.728</text:p>
          </table:table-cell>
          <table:table-cell office:value-type="float" office:value="126208.619" calcext:value-type="float">
            <text:p>126208.619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table:number-columns-repeated="2" office:value-type="string" calcext:value-type="string">
            <text:p>plus</text:p>
          </table:table-cell>
          <table:table-cell office:value-type="float" office:value="152871.457" calcext:value-type="float">
            <text:p>152871.457</text:p>
          </table:table-cell>
          <table:table-cell office:value-type="float" office:value="158484.823" calcext:value-type="float">
            <text:p>158484.823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table:number-columns-repeated="2" office:value-type="string" calcext:value-type="string">
            <text:p>plus</text:p>
          </table:table-cell>
          <table:table-cell office:value-type="float" office:value="142400.46" calcext:value-type="float">
            <text:p>142400.46</text:p>
          </table:table-cell>
          <table:table-cell office:value-type="float" office:value="136323.456" calcext:value-type="float">
            <text:p>136323.456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  <table:table-cell office:value-type="float" office:value="129571.18" calcext:value-type="float">
            <text:p>129571.18</text:p>
          </table:table-cell>
          <table:table-cell office:value-type="float" office:value="138804.433" calcext:value-type="float">
            <text:p>138804.433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  <table:table-cell office:value-type="float" office:value="151684.508" calcext:value-type="float">
            <text:p>151684.508</text:p>
          </table:table-cell>
          <table:table-cell office:value-type="float" office:value="173095.317" calcext:value-type="float">
            <text:p>173095.317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  <table:table-cell office:value-type="float" office:value="141148.113" calcext:value-type="float">
            <text:p>141148.113</text:p>
          </table:table-cell>
          <table:table-cell office:value-type="float" office:value="151754.63" calcext:value-type="float">
            <text:p>151754.6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none</text:p>
          </table:table-cell>
          <table:table-cell office:value-type="float" office:value="128125.649" calcext:value-type="float">
            <text:p>128125.649</text:p>
          </table:table-cell>
          <table:table-cell office:value-type="float" office:value="148498.457" calcext:value-type="float">
            <text:p>148498.457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none</text:p>
          </table:table-cell>
          <table:table-cell office:value-type="float" office:value="150046.639" calcext:value-type="float">
            <text:p>150046.639</text:p>
          </table:table-cell>
          <table:table-cell office:value-type="float" office:value="184005.174" calcext:value-type="float">
            <text:p>184005.174</text:p>
          </table:table-cell>
          <table:table-cell office:value-type="float" office:value="1.226" calcext:value-type="float">
            <text:p>1.226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none</text:p>
          </table:table-cell>
          <table:table-cell office:value-type="float" office:value="139434.115" calcext:value-type="float">
            <text:p>139434.115</text:p>
          </table:table-cell>
          <table:table-cell office:value-type="float" office:value="163160.065" calcext:value-type="float">
            <text:p>163160.06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lus</text:p>
          </table:table-cell>
          <table:table-cell office:value-type="float" office:value="128636.423" calcext:value-type="float">
            <text:p>128636.423</text:p>
          </table:table-cell>
          <table:table-cell office:value-type="float" office:value="142200.55" calcext:value-type="float">
            <text:p>142200.55</text:p>
          </table:table-cell>
          <table:table-cell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lus</text:p>
          </table:table-cell>
          <table:table-cell office:value-type="float" office:value="150640.114" calcext:value-type="float">
            <text:p>150640.114</text:p>
          </table:table-cell>
          <table:table-cell office:value-type="float" office:value="176699.927" calcext:value-type="float">
            <text:p>176699.927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lus</text:p>
          </table:table-cell>
          <table:table-cell office:value-type="float" office:value="140060.288" calcext:value-type="float">
            <text:p>140060.288</text:p>
          </table:table-cell>
          <table:table-cell office:value-type="float" office:value="155444.477" calcext:value-type="float">
            <text:p>155444.47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0.04 mM</text:p>
          </table:table-cell>
          <table:table-cell table:number-columns-repeated="2" office:value-type="string" calcext:value-type="string">
            <text:p>minus</text:p>
          </table:table-cell>
          <table:table-cell office:value-type="float" office:value="127614.875" calcext:value-type="float">
            <text:p>127614.875</text:p>
          </table:table-cell>
          <table:table-cell office:value-type="float" office:value="154796.364" calcext:value-type="float">
            <text:p>154796.364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string" calcext:value-type="string">
            <text:p>0.43 mM</text:p>
          </table:table-cell>
          <table:table-cell table:number-columns-repeated="2" office:value-type="string" calcext:value-type="string">
            <text:p>minus</text:p>
          </table:table-cell>
          <table:table-cell office:value-type="float" office:value="149453.165" calcext:value-type="float">
            <text:p>149453.165</text:p>
          </table:table-cell>
          <table:table-cell office:value-type="float" office:value="191310.421" calcext:value-type="float">
            <text:p>191310.42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4.3 mM</text:p>
          </table:table-cell>
          <table:table-cell table:number-columns-repeated="2" office:value-type="string" calcext:value-type="string">
            <text:p>minus</text:p>
          </table:table-cell>
          <table:table-cell office:value-type="float" office:value="138807.941" calcext:value-type="float">
            <text:p>138807.941</text:p>
          </table:table-cell>
          <table:table-cell office:value-type="float" office:value="170875.652" calcext:value-type="float">
            <text:p>170875.652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28])" office:value-type="float" office:value="140290.104296296" calcext:value-type="float">
            <text:p>140290.104296296</text:p>
          </table:table-cell>
          <table:table-cell table:formula="of:=AVERAGE([.E2:.E28])" office:value-type="float" office:value="156333.222518519" calcext:value-type="float">
            <text:p>156333.2225185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table:formula="of:=STDEV([.D2:.D28])" office:value-type="float" office:value="9237.02202082684" calcext:value-type="float">
            <text:p>9237.0220208268</text:p>
          </table:table-cell>
          <table:table-cell table:formula="of:=STDEV([.E2:.E28])" office:value-type="float" office:value="17286.6984487956" calcext:value-type="float">
            <text:p>17286.6984487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D/Mean %</text:p>
          </table:table-cell>
          <table:table-cell table:formula="of:=100*[.D31]/[.D30]" office:value-type="float" office:value="6.58422920644354" calcext:value-type="float">
            <text:p>6.5842292064</text:p>
          </table:table-cell>
          <table:table-cell table:formula="of:=100*[.E31]/[.E30]" office:value-type="float" office:value="11.0575974641269" calcext:value-type="float">
            <text:p>11.05759746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6:25:17.918851589</dc:date>
    <meta:editing-duration>PT1M46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